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Muses</text:p>
          </table:table-cell>
          <table:table-cell table:style-name="DataCell">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 et des guides […]</text:p>
          </table:table-cell>
          <table:table-cell table:style-name="DataCell">
            <text:p>https://www.uneiaparjour.fr/mus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2/2026</text:p>
          </table:table-cell>
        </table:table-row>
        <table:table-row>
          <table:table-cell table:style-name="EvenCell">
            <text:p>Eler</text:p>
          </table:table-cell>
          <table:table-cell table:style-name="EvenCell">
            <text:p>Eler (https://www.eler.ai/) transforme des images 3D en photos réalistes. Trois modes sont proposés : de puis un fichier sjetchup (skp), un fichier 3D (glb) ou l’édition d’images de type rendu 3D à partir d’une interface de dessin et un chatbot. Pour les fichiers skp et glb, après chargement, l’utilisateur choisit entre 2 et 9 vues […]</text:p>
          </table:table-cell>
          <table:table-cell table:style-name="EvenCell">
            <text:p>https://www.uneiaparjour.fr/eler/</text:p>
          </table:table-cell>
          <table:table-cell table:style-name="EvenCatCell">
            <text:p>images</text:p>
          </table:table-cell>
          <table:table-cell table:style-name="EvenCatCell">
            <text:p>images 3D</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3/02/2026</text:p>
          </table:table-cell>
        </table:table-row>
        <table:table-row>
          <table:table-cell table:style-name="DataCell">
            <text:p>Veeso</text:p>
          </table:table-cell>
          <table:table-cell table:style-name="DataCell">
            <text:p>Veeso (https://veeso.ai/) génère des contenus de communication (affiche, flyers, infographies…) à partir d’une instruction détaillée. Une fenêtre de chatbot avec agents et réflexion s’ouvre et les intréations sont possibles.Chaque élément généré est ensuite éditables sur le tableau central. Les éléments peuvent être supprimés, d’autres ajoutés. Partage par url ou export dans 8 formats possibles. Modèles […]</text:p>
          </table:table-cell>
          <table:table-cell table:style-name="DataCell">
            <text:p>https://www.uneiaparjour.fr/veeso/</text:p>
          </table:table-cell>
          <table:table-cell table:style-name="CatCell">
            <text:p>images</text:p>
          </table:table-cell>
          <table:table-cell table:style-name="CatCell">
            <text:p>infographie</text:p>
          </table:table-cell>
          <table:table-cell table:style-name="CatCell">
            <text:p>présentation</text:p>
          </table:table-cell>
          <table:table-cell table:style-name="CatCell">
            <text:p>texte</text:p>
          </table:table-cell>
          <table:table-cell table:style-name="CatCell">
            <text:p/>
          </table:table-cell>
          <table:table-cell table:style-name="CatCell">
            <text:p/>
          </table:table-cell>
          <table:table-cell table:style-name="DataCell">
            <text:p>12/02/2026</text:p>
          </table:table-cell>
        </table:table-row>
        <table:table-row>
          <table:table-cell table:style-name="EvenCell">
            <text:p>Rabbit Hole</text:p>
          </table:table-cell>
          <table:table-cell table:style-name="EvenCell">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EvenCell">
            <text:p>https://www.uneiaparjour.fr/rabbit-hole/</text:p>
          </table:table-cell>
          <table:table-cell table:style-name="EvenCatCell">
            <text:p>mindmap</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2/2026</text:p>
          </table:table-cell>
        </table:table-row>
        <table:table-row>
          <table:table-cell table:style-name="DataCell">
            <text:p>Kugel Audio</text:p>
          </table:table-cell>
          <table:table-cell table:style-name="DataCell">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DataCell">
            <text:p>https://www.uneiaparjour.fr/kugel-audio/</text:p>
          </table:table-cell>
          <table:table-cell table:style-name="CatCell">
            <text:p>open sourc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2/2026</text:p>
          </table:table-cell>
        </table:table-row>
        <table:table-row>
          <table:table-cell table:style-name="EvenCell">
            <text:p>Sesame</text:p>
          </table:table-cell>
          <table:table-cell table:style-name="EvenCell">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EvenCell">
            <text:p>https://www.uneiaparjour.fr/sesame/</text:p>
          </table:table-cell>
          <table:table-cell table:style-name="EvenCatCell">
            <text:p>chatbot</text:p>
          </table:table-cell>
          <table:table-cell table:style-name="EvenCatCell">
            <text:p>open source</text:p>
          </table:table-cell>
          <table:table-cell table:style-name="EvenCatCell">
            <text:p>sans compte</text:p>
          </table:table-cell>
          <table:table-cell table:style-name="EvenCatCell">
            <text:p>voix</text:p>
          </table:table-cell>
          <table:table-cell table:style-name="EvenCatCell">
            <text:p/>
          </table:table-cell>
          <table:table-cell table:style-name="EvenCatCell">
            <text:p/>
          </table:table-cell>
          <table:table-cell table:style-name="EvenCell">
            <text:p>09/02/2026</text:p>
          </table:table-cell>
        </table:table-row>
        <table:table-row>
          <table:table-cell table:style-name="DataCell">
            <text:p>Weavy</text:p>
          </table:table-cell>
          <table:table-cell table:style-name="DataCell">
            <text:p>Weavy (https://www.weavy.ai/) regroupe plusieurs dizaines de modèles de génération d’images 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DataCell">
            <text:p>https://www.uneiaparjour.fr/weavy/</text:p>
          </table:table-cell>
          <table:table-cell table:style-name="CatCell">
            <text:p>images</text:p>
          </table:table-cell>
          <table:table-cell table:style-name="CatCell">
            <text:p>images 3D</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08/02/2026</text:p>
          </table:table-cell>
        </table:table-row>
        <table:table-row>
          <table:table-cell table:style-name="EvenCell">
            <text:p>Parliant</text:p>
          </table:table-cell>
          <table:table-cell table:style-name="EvenCell">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EvenCell">
            <text:p>https://www.uneiaparjour.fr/parliant/</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2/2026</text:p>
          </table:table-cell>
        </table:table-row>
        <table:table-row>
          <table:table-cell table:style-name="DataCell">
            <text:p>André</text:p>
          </table:table-cell>
          <table:table-cell table:style-name="DataCell">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DataCell">
            <text:p>https://www.uneiaparjour.fr/andre/</text:p>
          </table:table-cell>
          <table:table-cell table:style-name="CatCell">
            <text:p>chatbot</text:p>
          </table:table-cell>
          <table:table-cell table:style-name="CatCell">
            <text:p>données</text:p>
          </table:table-cell>
          <table:table-cell table:style-name="CatCell">
            <text:p>FR / EU</text:p>
          </table:table-cell>
          <table:table-cell table:style-name="CatCell">
            <text:p>usage illimité</text:p>
          </table:table-cell>
          <table:table-cell table:style-name="CatCell">
            <text:p/>
          </table:table-cell>
          <table:table-cell table:style-name="CatCell">
            <text:p/>
          </table:table-cell>
          <table:table-cell table:style-name="DataCell">
            <text:p>06/02/2026</text:p>
          </table:table-cell>
        </table:table-row>
        <table:table-row>
          <table:table-cell table:style-name="EvenCell">
            <text:p>Voxtral</text:p>
          </table:table-cell>
          <table:table-cell table:style-name="EvenCell">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EvenCell">
            <text:p>https://www.uneiaparjour.fr/voxtral/</text:p>
          </table:table-cell>
          <table:table-cell table:style-name="EvenCatCell">
            <text:p>FR / EU</text:p>
          </table:table-cell>
          <table:table-cell table:style-name="EvenCatCell">
            <text:p>open sourc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5/02/2026</text:p>
          </table:table-cell>
        </table:table-row>
        <table:table-row>
          <table:table-cell table:style-name="DataCell">
            <text:p>Hugging Chat</text:p>
          </table:table-cell>
          <table:table-cell table:style-name="DataCell">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DataCell">
            <text:p>https://www.uneiaparjour.fr/hugging-chat/</text:p>
          </table:table-cell>
          <table:table-cell table:style-name="CatCell">
            <text:p>application</text:p>
          </table:table-cell>
          <table:table-cell table:style-name="CatCell">
            <text:p>chatbot</text:p>
          </table:table-cell>
          <table:table-cell table:style-name="CatCell">
            <text:p>LLM</text:p>
          </table:table-cell>
          <table:table-cell table:style-name="CatCell">
            <text:p>open source</text:p>
          </table:table-cell>
          <table:table-cell table:style-name="CatCell">
            <text:p/>
          </table:table-cell>
          <table:table-cell table:style-name="CatCell">
            <text:p/>
          </table:table-cell>
          <table:table-cell table:style-name="DataCell">
            <text:p>04/02/2026</text:p>
          </table:table-cell>
        </table:table-row>
        <table:table-row>
          <table:table-cell table:style-name="EvenCell">
            <text:p>Otio</text:p>
          </table:table-cell>
          <table:table-cell table:style-name="EvenCell">
            <text:p>Otio (https://otio.ai/) est un chatbot orienté analyse de documents et recherche web à partir de 40 modèles de langage à disposition. Deux modes de recherche web, génération d’images et de visualisations. Chaque génération peut être transformée en note éditable dans une interface traitement de texte. Traitement jusqu’à 10 documents simultanés par conversation (50 Mo par […]</text:p>
          </table:table-cell>
          <table:table-cell table:style-name="EvenCell">
            <text:p>https://www.uneiaparjour.fr/otio/</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ell">
            <text:p>03/02/2026</text:p>
          </table:table-cell>
        </table:table-row>
        <table:table-row>
          <table:table-cell table:style-name="DataCell">
            <text:p>Dokie</text:p>
          </table:table-cell>
          <table:table-cell table:style-name="DataCell">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 générées, de visualisations, d’interactions et d’animations. Préciser « génère en […]</text:p>
          </table:table-cell>
          <table:table-cell table:style-name="DataCell">
            <text:p>https://www.uneiaparjour.fr/dokie/</text:p>
          </table:table-cell>
          <table:table-cell table:style-name="CatCell">
            <text:p>chatbo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2/2026</text:p>
          </table:table-cell>
        </table:table-row>
        <table:table-row>
          <table:table-cell table:style-name="EvenCell">
            <text:p>Replit Design</text:p>
          </table:table-cell>
          <table:table-cell table:style-name="EvenCell">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EvenCell">
            <text:p>https://www.uneiaparjour.fr/replit-design/</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2/2026</text:p>
          </table:table-cell>
        </table:table-row>
        <table:table-row>
          <table:table-cell table:style-name="DataCell">
            <text:p>Vibe paint</text:p>
          </table:table-cell>
          <table:table-cell table:style-name="DataCell">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DataCell">
            <text:p>https://www.uneiaparjour.fr/vibe-paint/</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1/2026</text:p>
          </table:table-cell>
        </table:table-row>
        <table:table-row>
          <table:table-cell table:style-name="EvenCell">
            <text:p>Chef by Convex</text:p>
          </table:table-cell>
          <table:table-cell table:style-name="EvenCell">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EvenCell">
            <text:p>https://www.uneiaparjour.fr/chef-by-convex/</text:p>
          </table:table-cell>
          <table:table-cell table:style-name="EvenCatCell">
            <text:p>application</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1/2026</text:p>
          </table:table-cell>
        </table:table-row>
        <table:table-row>
          <table:table-cell table:style-name="DataCell">
            <text:p>LLM Council</text:p>
          </table:table-cell>
          <table:table-cell table:style-name="DataCell">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DataCell">
            <text:p>https://www.uneiaparjour.fr/llm-council/</text:p>
          </table:table-cell>
          <table:table-cell table:style-name="CatCell">
            <text:p>LLM</text:p>
          </table:table-cell>
          <table:table-cell table:style-name="CatCell">
            <text:p>open sourc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9/01/2026</text:p>
          </table:table-cell>
        </table:table-row>
        <table:table-row>
          <table:table-cell table:style-name="EvenCell">
            <text:p>Prism</text:p>
          </table:table-cell>
          <table:table-cell table:style-name="EvenCell">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EvenCell">
            <text:p>https://www.uneiaparjour.fr/prism/</text:p>
          </table:table-cell>
          <table:table-cell table:style-name="EvenCatCell">
            <text:p>recherch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8/01/2026</text:p>
          </table:table-cell>
        </table:table-row>
        <table:table-row>
          <table:table-cell table:style-name="DataCell">
            <text:p>Leadde</text:p>
          </table:table-cell>
          <table:table-cell table:style-name="DataCell">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DataCell">
            <text:p>https://www.uneiaparjour.fr/leadde/</text:p>
          </table:table-cell>
          <table:table-cell table:style-name="CatCell">
            <text:p>présentation</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7/01/2026</text:p>
          </table:table-cell>
        </table:table-row>
        <table:table-row>
          <table:table-cell table:style-name="EvenCell">
            <text:p>Mindmaclasse</text:p>
          </table:table-cell>
          <table:table-cell table:style-name="EvenCell">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EvenCell">
            <text:p>https://www.uneiaparjour.fr/mindmaclasse/</text:p>
          </table:table-cell>
          <table:table-cell table:style-name="EvenCatCell">
            <text:p>FR / EU</text:p>
          </table:table-cell>
          <table:table-cell table:style-name="EvenCatCell">
            <text:p>mindmap</text:p>
          </table:table-cell>
          <table:table-cell table:style-name="EvenCatCell">
            <text:p>présentation</text:p>
          </table:table-cell>
          <table:table-cell table:style-name="EvenCatCell">
            <text:p>quiz et flashcards</text:p>
          </table:table-cell>
          <table:table-cell table:style-name="EvenCatCell">
            <text:p>sans compte</text:p>
          </table:table-cell>
          <table:table-cell table:style-name="EvenCatCell">
            <text:p>usage illimité</text:p>
          </table:table-cell>
          <table:table-cell table:style-name="EvenCell">
            <text:p>26/01/2026</text:p>
          </table:table-cell>
        </table:table-row>
        <table:table-row>
          <table:table-cell table:style-name="DataCell">
            <text:p>Cybercut</text:p>
          </table:table-cell>
          <table:table-cell table:style-name="DataCell">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DataCell">
            <text:p>https://www.uneiaparjour.fr/cybercut/</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1/2026</text:p>
          </table:table-cell>
        </table:table-row>
        <table:table-row>
          <table:table-cell table:style-name="EvenCell">
            <text:p>Anam</text:p>
          </table:table-cell>
          <table:table-cell table:style-name="EvenCell">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EvenCell">
            <text:p>https://www.uneiaparjour.fr/anam/</text:p>
          </table:table-cell>
          <table:table-cell table:style-name="EvenCatCell">
            <text:p>chatbot</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24/01/2026</text:p>
          </table:table-cell>
        </table:table-row>
        <table:table-row>
          <table:table-cell table:style-name="DataCell">
            <text:p>Rapidnative</text:p>
          </table:table-cell>
          <table:table-cell table:style-name="DataCell">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DataCell">
            <text:p>https://www.uneiaparjour.fr/rapidnativ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1/2026</text:p>
          </table:table-cell>
        </table:table-row>
        <table:table-row>
          <table:table-cell table:style-name="EvenCell">
            <text:p>Z-image</text:p>
          </table:table-cell>
          <table:table-cell table:style-name="EvenCell">
            <text:p>Z-image (documentation : https://github.com/Tongyi-MAI/Z-Image et démonstration version Turbo : https://huggingface.co/spaces/Tongyi-MAI/Z-Image-Turbo) est un modèle de génération d’images léger (6 millions de paramètres) et rapide. Très bons résultats en images réalistes. Gestion du texte aléatoire. Gère les instructions en français avec des interprétations, préférer parfois l’anglais (voir test). Gratuit et open source.</text:p>
          </table:table-cell>
          <table:table-cell table:style-name="EvenCell">
            <text:p>https://www.uneiaparjour.fr/z-image/</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1/2026</text:p>
          </table:table-cell>
        </table:table-row>
        <table:table-row>
          <table:table-cell table:style-name="DataCell">
            <text:p>Flux 2 Klein</text:p>
          </table:table-cell>
          <table:table-cell table:style-name="DataCell">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DataCell">
            <text:p>https://www.uneiaparjour.fr/flux-2-klein/</text:p>
          </table:table-cell>
          <table:table-cell table:style-name="CatCell">
            <text:p>FR / EU</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DataCell">
            <text:p>21/01/2026</text:p>
          </table:table-cell>
        </table:table-row>
        <table:table-row>
          <table:table-cell table:style-name="EvenCell">
            <text:p>TranslateGemma</text:p>
          </table:table-cell>
          <table:table-cell table:style-name="EvenCell">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EvenCell">
            <text:p>https://www.uneiaparjour.fr/translategemma/</text:p>
          </table:table-cell>
          <table:table-cell table:style-name="EvenCatCell">
            <text:p>langues</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1/2026</text:p>
          </table:table-cell>
        </table:table-row>
        <table:table-row>
          <table:table-cell table:style-name="DataCell">
            <text:p>ChartGen</text:p>
          </table:table-cell>
          <table:table-cell table:style-name="DataCell">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DataCell">
            <text:p>https://www.uneiaparjour.fr/chartgen/</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1/2026</text:p>
          </table:table-cell>
        </table:table-row>
        <table:table-row>
          <table:table-cell table:style-name="EvenCell">
            <text:p>Ticketfy</text:p>
          </table:table-cell>
          <table:table-cell table:style-name="EvenCell">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EvenCell">
            <text:p>https://www.uneiaparjour.fr/ticketfy/</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8/01/2026</text:p>
          </table:table-cell>
        </table:table-row>
        <table:table-row>
          <table:table-cell table:style-name="DataCell">
            <text:p>GLM Image</text:p>
          </table:table-cell>
          <table:table-cell table:style-name="DataCell">
            <text:p>GLM Image (documentation : https://huggingface.co/zai-org/GLM-Image et démonstration : https://huggingface.co/spaces/multimodalart/GLM-Image) est un modèle de génération d’images open source produit par z.ai, éditeur du modèle de langage GLM et de Vidu. Basé sur 9 milliards de paramètres. Gestion du texte et édition avec « image to image ». Gratuit et open source.</text:p>
          </table:table-cell>
          <table:table-cell table:style-name="DataCell">
            <text:p>https://www.uneiaparjour.fr/glm-image/</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1/2026</text:p>
          </table:table-cell>
        </table:table-row>
        <table:table-row>
          <table:table-cell table:style-name="EvenCell">
            <text:p>Supertonic</text:p>
          </table:table-cell>
          <table:table-cell table:style-name="EvenCell">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EvenCell">
            <text:p>https://www.uneiaparjour.fr/supertonic/</text:p>
          </table:table-cell>
          <table:table-cell table:style-name="EvenCatCell">
            <text:p>open source</text:p>
          </table:table-cell>
          <table:table-cell table:style-name="EvenCatCell">
            <text:p>usage illimité</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16/01/2026</text:p>
          </table:table-cell>
        </table:table-row>
        <table:table-row>
          <table:table-cell table:style-name="DataCell">
            <text:p>Teacher Tools</text:p>
          </table:table-cell>
          <table:table-cell table:style-name="DataCell">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DataCell">
            <text:p>https://www.uneiaparjour.fr/teacher-tools/</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1/2026</text:p>
          </table:table-cell>
        </table:table-row>
        <table:table-row>
          <table:table-cell table:style-name="EvenCell">
            <text:p>Landing page</text:p>
          </table:table-cell>
          <table:table-cell table:style-name="EvenCell">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 sont inclues dans le code sous forme de liens URL. Basé sur Claude 3.5 […]</text:p>
          </table:table-cell>
          <table:table-cell table:style-name="EvenCell">
            <text:p>https://www.uneiaparjour.fr/landing-page/</text:p>
          </table:table-cell>
          <table:table-cell table:style-name="EvenCatCell">
            <text:p>sans compte</text:p>
          </table:table-cell>
          <table:table-cell table:style-name="EvenCatCell">
            <text:p>site web</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4/01/2026</text:p>
          </table:table-cell>
        </table:table-row>
        <table:table-row>
          <table:table-cell table:style-name="DataCell">
            <text:p>Image editor</text:p>
          </table:table-cell>
          <table:table-cell table:style-name="DataCell">
            <text:p>Image editor (https://imageeditor.online/) est un générateur d’images regroupant 10 modèles et spécialisé dans la modification d’images à partir d’une image source et d’une instruction. Les modifications peuvent intervenir sur la pose des personnages, le fond de l’image, le style, etc. Les images peuvent être combinées avec Nano Banana. Export format png. Attention : aucun historique […]</text:p>
          </table:table-cell>
          <table:table-cell table:style-name="DataCell">
            <text:p>https://www.uneiaparjour.fr/image-editor/</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3/01/2026</text:p>
          </table:table-cell>
        </table:table-row>
        <table:table-row>
          <table:table-cell table:style-name="EvenCell">
            <text:p>Harpa</text:p>
          </table:table-cell>
          <table:table-cell table:style-name="EvenCell">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EvenCell">
            <text:p>https://www.uneiaparjour.fr/harpa/</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2/01/2026</text:p>
          </table:table-cell>
        </table:table-row>
        <table:table-row>
          <table:table-cell table:style-name="DataCell">
            <text:p>Clipfinder</text:p>
          </table:table-cell>
          <table:table-cell table:style-name="DataCell">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DataCell">
            <text:p>https://www.uneiaparjour.fr/clipfinder/</text:p>
          </table:table-cell>
          <table:table-cell table:style-name="CatCell">
            <text:p>usage illimité</text:p>
          </table:table-cell>
          <table:table-cell table:style-name="CatCell">
            <text:p>vidéo</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11/01/2026</text:p>
          </table:table-cell>
        </table:table-row>
        <table:table-row>
          <table:table-cell table:style-name="EvenCell">
            <text:p>Scribe V2</text:p>
          </table:table-cell>
          <table:table-cell table:style-name="EvenCell">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EvenCell">
            <text:p>https://www.uneiaparjour.fr/scribe-v2/</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1/2026</text:p>
          </table:table-cell>
        </table:table-row>
        <table:table-row>
          <table:table-cell table:style-name="DataCell">
            <text:p>QR Code Art Generator</text:p>
          </table:table-cell>
          <table:table-cell table:style-name="DataCell">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DataCell">
            <text:p>https://www.uneiaparjour.fr/qr-code-art-generator/</text:p>
          </table:table-cell>
          <table:table-cell table:style-name="CatCell">
            <text:p>qr cod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1/2026</text:p>
          </table:table-cell>
        </table:table-row>
        <table:table-row>
          <table:table-cell table:style-name="EvenCell">
            <text:p>Diagrimo</text:p>
          </table:table-cell>
          <table:table-cell table:style-name="EvenCell">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EvenCell">
            <text:p>https://www.uneiaparjour.fr/diagrimo/</text:p>
          </table:table-cell>
          <table:table-cell table:style-name="EvenCatCell">
            <text:p>infographi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1/2026</text:p>
          </table:table-cell>
        </table:table-row>
        <table:table-row>
          <table:table-cell table:style-name="DataCell">
            <text:p>Sketchflow</text:p>
          </table:table-cell>
          <table:table-cell table:style-name="DataCell">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DataCell">
            <text:p>https://www.uneiaparjour.fr/sketchflow/</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1/2026</text:p>
          </table:table-cell>
        </table:table-row>
        <table:table-row>
          <table:table-cell table:style-name="EvenCell">
            <text:p>Accessdoc</text:p>
          </table:table-cell>
          <table:table-cell table:style-name="EvenCell">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EvenCell">
            <text:p>https://www.uneiaparjour.fr/accessdoc/</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6/01/2026</text:p>
          </table:table-cell>
        </table:table-row>
        <table:table-row>
          <table:table-cell table:style-name="DataCell">
            <text:p>Neo</text:p>
          </table:table-cell>
          <table:table-cell table:style-name="DataCell">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DataCell">
            <text:p>https://www.uneiaparjour.fr/neo/</text:p>
          </table:table-cell>
          <table:table-cell table:style-name="CatCell">
            <text:p>navigateur</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1/2026</text:p>
          </table:table-cell>
        </table:table-row>
        <table:table-row>
          <table:table-cell table:style-name="EvenCell">
            <text:p>Keepmind</text:p>
          </table:table-cell>
          <table:table-cell table:style-name="EvenCell">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EvenCell">
            <text:p>https://www.uneiaparjour.fr/keepmind/</text:p>
          </table:table-cell>
          <table:table-cell table:style-name="EvenCatCell">
            <text:p>documents</text:p>
          </table:table-cell>
          <table:table-cell table:style-name="EvenCatCell">
            <text:p>éducation</text:p>
          </table:table-cell>
          <table:table-cell table:style-name="EvenCatCell">
            <text:p>mindmap</text:p>
          </table:table-cell>
          <table:table-cell table:style-name="EvenCatCell">
            <text:p>quiz et flashcards</text:p>
          </table:table-cell>
          <table:table-cell table:style-name="EvenCatCell">
            <text:p/>
          </table:table-cell>
          <table:table-cell table:style-name="EvenCatCell">
            <text:p/>
          </table:table-cell>
          <table:table-cell table:style-name="EvenCell">
            <text:p>04/01/2026</text:p>
          </table:table-cell>
        </table:table-row>
        <table:table-row>
          <table:table-cell table:style-name="DataCell">
            <text:p>Samaira</text:p>
          </table:table-cell>
          <table:table-cell table:style-name="DataCell">
            <text:p>Samaira (https://www.samaira.ai/) ets un chatbot regroupant 5 modèles de langage open source (Kimi K2 et K2 Thinking, GPT-OSS 120B, DeepSeek V3.2, Minimax M2) et un modèle de génération d’images (Flux.1 Pro – ne fonctionnant pas lors des tests). D’autres peuvent être connectés via API. Recherche internet disponible. Gratuit, sans compte pour de premiers échanges puis […]</text:p>
          </table:table-cell>
          <table:table-cell table:style-name="DataCell">
            <text:p>https://www.uneiaparjour.fr/samaira/</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01/2026</text:p>
          </table:table-cell>
        </table:table-row>
        <table:table-row>
          <table:table-cell table:style-name="EvenCell">
            <text:p>Qwen Image Layered</text:p>
          </table:table-cell>
          <table:table-cell table:style-name="EvenCell">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EvenCell">
            <text:p>https://www.uneiaparjour.fr/qwen-image-layered/</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1/2026</text:p>
          </table:table-cell>
        </table:table-row>
        <table:table-row>
          <table:table-cell table:style-name="DataCell">
            <text:p>HY Motion 1.0</text:p>
          </table:table-cell>
          <table:table-cell table:style-name="DataCell">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DataCell">
            <text:p>https://www.uneiaparjour.fr/hy-motion-1-0/</text:p>
          </table:table-cell>
          <table:table-cell table:style-name="CatCell">
            <text:p>images 3D</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1/01/2026</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